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0000000868CABC5E994E5C60B.jpg" manifest:media-type="image/jpeg"/>
  <manifest:file-entry manifest:full-path="Pictures/10000000000001610000008FDFBD5D1D5CF9F62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595cm" fo:margin-left="-0.561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3.907cm"/>
    </style:style>
    <style:style style:name="Tableau1.B" style:family="table-column">
      <style:table-column-properties style:column-width="2.688cm"/>
    </style:style>
    <style:style style:name="Tableau1.1" style:family="table-row">
      <style:table-row-properties style:min-row-height="1.101cm" fo:background-color="transparent" fo:keep-together="auto">
        <style:background-image/>
      </style:table-row-properties>
    </style:style>
    <style:style style:name="Tableau1.A1" style:family="table-cell">
      <style:table-cell-properties fo:background-color="#ffffff" fo:padding-left="0.191cm" fo:padding-right="0.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3cm" fo:padding-top="0cm" fo:padding-bottom="0cm" fo:border="0.05pt solid #000000">
        <style:background-image/>
      </style:table-cell-properties>
    </style:style>
    <style:style style:name="Tableau1.2" style:family="table-row">
      <style:table-row-properties style:min-row-height="1.106cm" fo:background-color="transparent" fo:keep-together="auto">
        <style:background-image/>
      </style:table-row-properties>
    </style:style>
    <style:style style:name="Tableau1.A2" style:family="table-cell">
      <style:table-cell-properties fo:background-color="#ffffff" fo:padding-left="0.191cm" fo:padding-right="0.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-left="0.191cm" fo:padding-right="0.3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251cm" fo:margin-top="0cm" fo:margin-bottom="0cm" table:align="center" fo:background-color="transparent" style:writing-mode="lr-tb">
        <style:background-image/>
      </style:table-properties>
    </style:style>
    <style:style style:name="Tableau2.A" style:family="table-column">
      <style:table-column-properties style:column-width="4.06cm"/>
    </style:style>
    <style:style style:name="Tableau2.B" style:family="table-column">
      <style:table-column-properties style:column-width="4.062cm"/>
    </style:style>
    <style:style style:name="Tableau2.C" style:family="table-column">
      <style:table-column-properties style:column-width="4.064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#e4ddff" fo:padding-left="0.191cm" fo:padding-right="0.191cm" fo:padding-top="0cm" fo:padding-bottom="0cm" fo:border-left="1.5pt groove #000000" fo:border-right="none" fo:border-top="1.5pt groove #000000" fo:border-bottom="1.5pt outset #000000">
        <style:background-image/>
      </style:table-cell-properties>
    </style:style>
    <style:style style:name="Tableau2.B1" style:family="table-cell">
      <style:table-cell-properties fo:background-color="#e4ddff" fo:padding-left="0.191cm" fo:padding-right="0.191cm" fo:padding-top="0cm" fo:padding-bottom="0cm" fo:border-left="1.5pt outset #000000" fo:border-right="none" fo:border-top="1.5pt groove #000000" fo:border-bottom="1.5pt outset #000000">
        <style:background-image/>
      </style:table-cell-properties>
    </style:style>
    <style:style style:name="Tableau2.D1" style:family="table-cell">
      <style:table-cell-properties fo:background-color="#e4ddff" fo:padding-left="0.191cm" fo:padding-right="0.191cm" fo:padding-top="0cm" fo:padding-bottom="0cm" fo:border-left="1.5pt outset #000000" fo:border-right="1.5pt groove #000000" fo:border-top="1.5pt groove #000000" fo:border-bottom="1.5pt outset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groove #000000" fo:border-right="none" fo:border-top="none" fo:border-bottom="1.5pt groove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1.5pt outset #000000" fo:border-right="none" fo:border-top="none" fo:border-bottom="1.5pt groove #000000">
        <style:background-image/>
      </style:table-cell-properties>
    </style:style>
    <style:style style:name="Tableau2.D2" style:family="table-cell">
      <style:table-cell-properties fo:background-color="transparent" fo:padding-left="0.191cm" fo:padding-right="0.191cm" fo:padding-top="0cm" fo:padding-bottom="0cm" fo:border-left="1.5pt outset #000000" fo:border-right="1.5pt groove #000000" fo:border-top="none" fo:border-bottom="1.5pt groove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text-properties fo:color="#000000" style:font-name="Arial" officeooo:paragraph-rsid="00113cee"/>
    </style:style>
    <style:style style:name="P4" style:family="paragraph" style:parent-style-name="TA_20_Element_20_Clair_20_centré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15fe98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7e4d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1831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5fe98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02b7be4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34f122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Arial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21fba5" officeooo:paragraph-rsid="0021fba5" style:font-size-asian="20pt" style:font-weight-asian="bold" style:font-size-complex="20pt" style:font-weight-complex="bold"/>
    </style:style>
    <style:style style:name="P16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7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4pt" fo:font-weight="bold" officeooo:rsid="00220a3d" officeooo:paragraph-rsid="00220a3d" style:font-size-asian="24pt" style:font-weight-asian="bold" style:font-size-complex="24pt" style:font-weight-complex="bold"/>
    </style:style>
    <style:style style:name="P18" style:family="paragraph" style:parent-style-name="TA_20_Text_20_centré">
      <style:text-properties officeooo:paragraph-rsid="00229266"/>
    </style:style>
    <style:style style:name="P19" style:family="paragraph" style:parent-style-name="TA_20_Text_20_centré">
      <style:text-properties officeooo:paragraph-rsid="00241831"/>
    </style:style>
    <style:style style:name="P20" style:family="paragraph" style:parent-style-name="TA_20_Text_20_centré">
      <style:text-properties officeooo:paragraph-rsid="002e2124"/>
    </style:style>
    <style:style style:name="P21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 style:font-name="Arial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paragraph-rsid="003d6b97"/>
    </style:style>
    <style:style style:name="P23" style:family="paragraph">
      <style:paragraph-properties fo:text-align="star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weight="bold" style:font-weight-asian="bold" style:font-weight-complex="bold"/>
    </style:style>
    <style:style style:name="T3" style:family="text">
      <style:text-properties fo:color="#000000" style:font-name="Arial" fo:font-weight="bold" officeooo:rsid="0017e4df" style:font-weight-asian="bold" style:font-weight-complex="bold"/>
    </style:style>
    <style:style style:name="T4" style:family="text">
      <style:text-properties fo:color="#000000" style:font-name="Arial" fo:font-weight="bold" officeooo:rsid="000c53cb" style:font-weight-asian="bold" style:font-weight-complex="bold"/>
    </style:style>
    <style:style style:name="T5" style:family="text">
      <style:text-properties fo:color="#000000" style:font-name="Arial" fo:font-weight="bold" officeooo:rsid="002977de" style:font-weight-asian="bold" style:font-weight-complex="bold"/>
    </style:style>
    <style:style style:name="T6" style:family="text">
      <style:text-properties fo:color="#000000" style:font-name="Arial" officeooo:rsid="000c53cb"/>
    </style:style>
    <style:style style:name="T7" style:family="text">
      <style:text-properties fo:color="#000000" style:font-name="Arial" fo:font-weight="normal" officeooo:rsid="00283ec2" style:font-weight-asian="normal" style:font-weight-complex="normal"/>
    </style:style>
    <style:style style:name="T8" style:family="text">
      <style:text-properties fo:color="#000000" style:font-name="Arial" fo:font-weight="normal" officeooo:rsid="002c5879" style:font-weight-asian="normal" style:font-weight-complex="normal"/>
    </style:style>
    <style:style style:name="T9" style:family="text">
      <style:text-properties fo:color="#000000" style:font-name="Arial" fo:font-weight="normal" officeooo:rsid="004ca611" style:font-weight-asian="normal" style:font-weight-complex="normal"/>
    </style:style>
    <style:style style:name="T10" style:family="text">
      <style:text-properties fo:color="#000000" style:font-name="Arial" fo:font-weight="normal" officeooo:rsid="00391bf6" style:font-weight-asian="normal" style:font-weight-complex="normal"/>
    </style:style>
    <style:style style:name="T11" style:family="text">
      <style:text-properties fo:color="#000000" style:font-name="Arial" fo:font-weight="normal" officeooo:rsid="00404b10" style:font-weight-asian="normal" style:font-weight-complex="normal"/>
    </style:style>
    <style:style style:name="T12" style:family="text">
      <style:text-properties fo:color="#000000" style:font-name="Arial" fo:font-size="11pt" fo:font-weight="bold" officeooo:rsid="00229266" style:font-size-asian="11pt" style:font-weight-asian="bold" style:font-weight-complex="bold"/>
    </style:style>
    <style:style style:name="T13" style:family="text">
      <style:text-properties fo:color="#000000" style:font-name="Arial" fo:font-size="11pt" fo:font-weight="normal" officeooo:rsid="00241831" style:font-size-asian="11pt" style:font-weight-asian="normal"/>
    </style:style>
    <style:style style:name="T14" style:family="text">
      <style:text-properties fo:color="#000000" style:font-name="Arial" fo:font-size="11pt" fo:font-weight="normal" officeooo:rsid="002e2124" style:font-size-asian="11pt" style:font-weight-asian="normal"/>
    </style:style>
    <style:style style:name="T15" style:family="text">
      <style:text-properties fo:color="#000000" style:font-name="Arial" fo:font-size="11pt" fo:font-weight="normal" officeooo:rsid="000c53cb" style:font-size-asian="11pt" style:font-weight-asian="normal" style:font-size-complex="11pt" style:font-weight-complex="normal"/>
    </style:style>
    <style:style style:name="T16" style:family="text">
      <style:text-properties fo:color="#000000" style:font-name="Arial" fo:font-size="11pt" fo:font-weight="normal" officeooo:rsid="002b7be4" style:font-size-asian="11pt" style:font-weight-asian="normal" style:font-size-complex="11pt" style:font-weight-complex="normal"/>
    </style:style>
    <style:style style:name="T17" style:family="text">
      <style:text-properties fo:color="#000000" style:font-name="Arial" fo:font-size="11pt" fo:font-weight="normal" officeooo:rsid="003ce431" style:font-size-asian="11pt" style:font-weight-asian="normal"/>
    </style:style>
    <style:style style:name="T18" style:family="text">
      <style:text-properties fo:color="#000000" style:font-name="Arial" fo:font-size="11pt" officeooo:rsid="000c53cb" style:font-size-asian="11pt" style:font-size-complex="11pt"/>
    </style:style>
    <style:style style:name="T19" style:family="text">
      <style:text-properties fo:color="#000000" style:font-name="Arial" officeooo:rsid="0015fe98"/>
    </style:style>
    <style:style style:name="T20" style:family="text">
      <style:text-properties fo:color="#000000" style:font-name="Arial" officeooo:rsid="00180ea1"/>
    </style:style>
    <style:style style:name="T21" style:family="text">
      <style:text-properties fo:color="#000000" style:font-name="Arial" officeooo:rsid="002b7be4"/>
    </style:style>
    <style:style style:name="T22" style:family="text">
      <style:text-properties fo:color="#000000" style:font-name="Arial" officeooo:rsid="002be793"/>
    </style:style>
    <style:style style:name="T23" style:family="text">
      <style:text-properties officeooo:rsid="00220a3d"/>
    </style:style>
    <style:style style:name="T24" style:family="text">
      <style:text-properties style:use-window-font-color="true" style:font-name="Arial" officeooo:rsid="00241831"/>
    </style:style>
    <style:style style:name="T25" style:family="text">
      <style:text-properties officeooo:rsid="002afede"/>
    </style:style>
    <style:style style:name="T26" style:family="text">
      <style:text-properties officeooo:rsid="003eb0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data-style-name="C121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hamp de date 1" form:control-implementation="ooo:com.sun.star.form.component.DateField" xml:id="control1" form:id="control1" form:current-value="2019-11-08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08/11/2019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text:span text:style-name="TA_20_Style_20_foncé"><text:span text:style-name="T2">Auteur</text:span></text:span></text:p>
            <text:p text:style-name="P6"><text:span text:style-name="TA_20_Element_20_clair_20_marqué"><text:span text:style-name="T15">Thom</text:span></text:span><text:span text:style-name="TA_20_Element_20_clair_20_marqué"><text:span text:style-name="T16">as COGGIA</text:span></text:span><text:span text:style-name="TA_20_Element_20_clair_20_marqué"><text:span text:style-name="T18"> <text:s text:c="3"/></text:span></text:span><text:span text:style-name="TA_20_Element_20_clair_20_marqué"><text:span text:style-name="T6"><text:s text:c="16"/></text:span></text:span></text:p>
          </table:table-cell>
          <table:table-cell table:style-name="Tableau1.B1" office:value-type="string">
            <text:p text:style-name="P13"><draw:control text:anchor-type="as-char" draw:z-index="0" draw:style-name="gr1" draw:text-style-name="P23" svg:width="2.398cm" svg:height="0.578cm" draw:control="control1"/></text:p>
          </table:table-cell>
        </table:table-row>
        <table:table-row table:style-name="Tableau1.2">
          <table:table-cell table:style-name="Tableau1.A2" office:value-type="string">
            <text:p text:style-name="P6"><text:span text:style-name="TA_20_Style_20_foncé"><text:span text:style-name="T2">Equipe</text:span></text:span></text:p>
            <text:p text:style-name="P11"><text:span text:style-name="TA_20_Style_20_clair"><text:span text:style-name="T21">Saad C</text:span></text:span><text:span text:style-name="TA_20_Style_20_clair"><text:span text:style-name="T22">HIADMI</text:span></text:span><text:span text:style-name="TA_20_Style_20_clair"><text:span text:style-name="T21">, Thomas COGGIA</text:span></text:span></text:p>
          </table:table-cell>
          <table:table-cell table:style-name="Tableau1.B2" table:number-rows-spanned="2" office:value-type="string">
            <text:p text:style-name="P10"><text:span text:style-name="TA_20_Style_20_foncé"><text:span text:style-name="T6"/></text:span></text:p>
            <text:p text:style-name="P9"><text:span text:style-name="TA_20_Style_20_foncé"><text:span text:style-name="T4">Statut</text:span></text:span></text:p>
            <text:p text:style-name="P9"><text:span text:style-name="TA_20_Style_20_clair"><text:span text:style-name="T20">F</text:span></text:span><text:span text:style-name="TA_20_Style_20_clair"><text:span text:style-name="T19">inal</text:span></text:span></text:p>
            <text:p text:style-name="P8"><text:span text:style-name="TA_20_Element_20_clair_20_marqué"><text:span text:style-name="T1"><text:s text:c="4"/></text:span></text:span></text:p>
          </table:table-cell>
        </table:table-row>
        <table:table-row table:style-name="Tableau1.1">
          <table:table-cell table:style-name="Tableau1.A2" office:value-type="string">
            <text:p text:style-name="P7"><text:span text:style-name="TA_20_Style_20_clair"><text:span text:style-name="T3">Destinaire</text:span></text:span><text:span text:style-name="TA_20_Style_20_clair"><text:span text:style-name="T5">(</text:span></text:span><text:span text:style-name="TA_20_Style_20_clair"><text:span text:style-name="T3">s</text:span></text:span><text:span text:style-name="TA_20_Style_20_clair"><text:span text:style-name="T5">)</text:span></text:span></text:p>
            <text:p text:style-name="P22"><text:span text:style-name="TA_20_Style_20_clair"><text:span text:style-name="T7">Utilisateur du modèle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<text:span text:style-name="TA_20_Style_20_foncé"><text:span text:style-name="T2">Chemi</text:span></text:span><text:span text:style-name="TA_20_Style_20_foncé"><text:span text:style-name="T3">n</text:span></text:span></text:p>
            <text:p text:style-name="P12"><text:span text:style-name="TA_20_Style_20_clair"><text:span text:style-name="T9">Babyfoot</text:span></text:span><text:span text:style-name="TA_20_Style_20_clair"><text:span text:style-name="T8">/TAPS/</text:span></text:span><text:span text:style-name="TA_20_Style_20_clair"><text:span text:style-name="T11">Modèles</text:span></text:span></text:p>
          </table:table-cell>
          <table:table-cell table:style-name="Tableau1.B2" office:value-type="string">
            <text:p text:style-name="P5"><text:span text:style-name="TA_20_Style_20_foncé"><text:span text:style-name="T1">Page(s)</text:span></text:span><text:span text:style-name="TA_20_Element_20_clair_20_marqué"><text:span text:style-name="T1"> : </text:span></text:span><field:fieldmark-start text:name="Bookmark" field:type="SECTIONPAGES  \* Arabic  \* MERGEFORMAT"/><text:span text:style-name="TA_20_Style_20_clair"><text:span text:style-name="T24">1</text:span></text:span><field:fieldmark-end/></text:p>
          </table:table-cell>
        </table:table-row>
      </table:table>
      <text:p text:style-name="P16"/>
      <text:p text:style-name="P17">Modèles <text:span text:style-name="T25">pour gestion de projet</text:span></text:p>
      <text:p text:style-name="P14"/>
      <text:p text:style-name="P15">Modèle <text:span text:style-name="T26">de suivi de réalisation</text:span>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 table:style-name="Tableau2.1">
          <table:table-cell table:style-name="Tableau2.A1" office:value-type="string">
            <text:p text:style-name="P4"><text:span text:style-name="TA_20_Element_20_clair_20_marqué"><text:span text:style-name="T2">Version</text:span></text:span></text:p>
          </table:table-cell>
          <table:table-cell table:style-name="Tableau2.B1" office:value-type="string">
            <text:p text:style-name="P4"><text:span text:style-name="TA_20_Element_20_clair_20_marqué"><text:span text:style-name="T2">Date</text:span></text:span></text:p>
          </table:table-cell>
          <table:table-cell table:style-name="Tableau2.B1" office:value-type="string">
            <text:p text:style-name="P4"><text:span text:style-name="TA_20_Element_20_clair_20_marqué"><text:span text:style-name="T2">Modifications</text:span></text:span></text:p>
          </table:table-cell>
          <table:table-cell table:style-name="Tableau2.D1" office:value-type="string">
            <text:p text:style-name="P4"><text:span text:style-name="TA_20_Element_20_clair_20_marqué"><text:span text:style-name="T2">Rédacteur(s)</text:span></text:span></text:p>
          </table:table-cell>
        </table:table-row>
        <table:table-row table:style-name="Tableau2.1">
          <table:table-cell table:style-name="Tableau2.A2" office:value-type="string">
            <text:p text:style-name="P18"><text:span text:style-name="TA_20_Element_20_clair_20_marqué"><text:span text:style-name="T12">1.0</text:span></text:span></text:p>
          </table:table-cell>
          <table:table-cell table:style-name="Tableau2.B2" office:value-type="string">
            <text:p text:style-name="P19"><text:span text:style-name="TA_20_Element_20_clair_20_marqué"><text:span text:style-name="T13">08/</text:span></text:span><text:span text:style-name="TA_20_Element_20_clair_20_marqué"><text:span text:style-name="T17">11</text:span></text:span><text:span text:style-name="TA_20_Element_20_clair_20_marqué"><text:span text:style-name="T13">/2019</text:span></text:span></text:p>
          </table:table-cell>
          <table:table-cell table:style-name="Tableau2.B2" office:value-type="string">
            <text:p text:style-name="P19"><text:span text:style-name="TA_20_Element_20_clair_20_marqué"><text:span text:style-name="T13">Final</text:span></text:span></text:p>
          </table:table-cell>
          <table:table-cell table:style-name="Tableau2.D2" office:value-type="string">
            <text:p text:style-name="P20"><text:span text:style-name="TA_20_Element_20_clair_20_marqué"><text:span text:style-name="T14">Thomas COGGIA</text:span>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Titre" style:display-name="TA Titre" style:family="paragraph" style:parent-style-name="Standard" style:next-style-name="Standard" style:default-outline-level="">
      <style:paragraph-properties fo:margin-top="0.635cm" fo:margin-bottom="0.423cm" loext:contextual-spacing="false" fo:keep-together="always" fo:keep-with-next="always"/>
      <style:text-properties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_20_Titre_20_1_20_sans_20_numérotation" style:display-name="TA Titre 1 sans numérotation" style:family="paragraph" style:parent-style-name="TA_20_Titre_20__3c_abstrait_3e_" style:next-style-name="TA_20_Paragraphe" style:default-outline-level="1" style:list-style-name="">
      <style:text-properties fo:color="#1f497d" fo:font-size="14pt" fo:font-weight="bold" style:font-size-asian="14pt" style:font-weight-asian="bold"/>
    </style:style>
    <style:style style:name="TA_20_Titre_20_2_20_sans_20_numérotation" style:display-name="TA Titre 2 sans numérotation" style:family="paragraph" style:parent-style-name="TA_20_Titre_20__3c_abstrait_3e_" style:next-style-name="TA_20_Paragraphe" style:default-outline-level="2" style:list-style-name="">
      <style:text-properties fo:color="#1f497d" fo:font-size="14pt" fo:font-weight="bold" style:font-size-asian="14pt" style:font-weight-asian="bold"/>
    </style:style>
    <style:style style:name="TA_20_Texte_20_code_20_source" style:display-name="TA Texte code sourc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Titre_20_3_20_sans_20_numérotation" style:display-name="TA Titre 3 sans numérotation" style:family="paragraph" style:parent-style-name="TA_20_Titre_20__3c_abstrait_3e_" style:next-style-name="TA_20_Paragraphe" style:default-outline-level="3" style:list-style-name="">
      <style:text-properties fo:color="#4f81bd" fo:font-size="12pt" fo:font-weight="bold" style:font-size-asian="12pt" style:font-weight-asian="bold"/>
    </style:style>
    <style:style style:name="TA_20_Titre_20_4_20_sans_20_numérotation" style:display-name="TA Titre 4 sans numérotation" style:family="paragraph" style:parent-style-name="TA_20_Titre_20__3c_abstrait_3e_" style:next-style-name="TA_20_Paragraphe" style:default-outline-level="4" style:list-style-name="">
      <style:text-properties fo:color="#8db3e2"/>
    </style:style>
    <style:style style:name="TA_20_Titre_20_1_20_avec_20_numérotation" style:display-name="TA Titre 1 avec numérotation" style:family="paragraph" style:parent-style-name="TA_20_Titre_20_1_20_sans_20_numérotation" style:next-style-name="TA_20_Paragraphe" style:default-outline-level=""/>
    <style:style style:name="TA_20_Titre_20_2_20_avec_20_numérotation" style:display-name="TA Titre 2 avec numérotation" style:family="paragraph" style:parent-style-name="TA_20_Titre_20_2_20_sans_20_numérotation" style:next-style-name="TA_20_Paragraphe" style:default-outline-level=""/>
    <style:style style:name="TA_20_Titre_20_3_20_avec_20_numérotation" style:display-name="TA Titre 3 avec numérotation" style:family="paragraph" style:parent-style-name="TA_20_Titre_20_3_20_sans_20_numérotation" style:next-style-name="TA_20_Paragraphe" style:default-outline-level=""/>
    <style:style style:name="TA_20_Titre_20_4_20_avec_20_numérotation" style:display-name="TA Titre 4 avec numérotation" style:family="paragraph" style:parent-style-name="TA_20_Titre_20_4_20_sans_20_numérotation" style:next-style-name="TA_20_Paragraphe" style:default-outline-level=""/>
    <style:style style:name="TA_20_Petit_20_titre_20_d_27_un_20_paragraphe" style:display-name="TA Petit titre d'un paragraphe" style:family="paragraph" style:parent-style-name="TA_20_Texte_20_brut" style:next-style-name="TA_20_Paragraphe" style:default-outline-level="">
      <style:paragraph-properties fo:margin-top="0.212cm" fo:margin-bottom="0.212cm" loext:contextual-spacing="false" fo:keep-together="always" fo:keep-with-next="always"/>
      <style:text-properties fo:color="#4f81bd" style:text-underline-style="solid" style:text-underline-width="auto" style:text-underline-color="font-color" style:font-name-complex="Times New Roman" style:font-family-complex="'Times New Roman'" style:font-family-generic-complex="system" style:font-pitch-complex="variable" style:font-size-complex="12pt"/>
    </style:style>
    <style:style style:name="TA_20_Texte_20_brut" style:display-name="TA Texte brut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" style:display-name="TA Paragraphe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Zone_20_code_20_source" style:display-name="TA Zone code source" style:family="paragraph" style:parent-style-name="TA_20_Texte_20_code_20_source" style:default-outline-level="">
      <loext:graphic-properties draw:fill="solid" draw:fill-color="#e5e5e5"/>
      <style:paragraph-properties fo:margin-top="0.212cm" fo:margin-bottom="0.212cm" loext:contextual-spacing="true" fo:line-height="110%" fo:background-color="#e5e5e5" fo:padding-left="0.176cm" fo:padding-right="0.176cm" fo:padding-top="0.141cm" fo:padding-bottom="0.141cm" fo:border="0.51pt solid #4f81bd"/>
    </style:style>
    <style:style style:name="TA_20_Paragraphe_20_avec_20_séparation_20_en_20_haut" style:display-name="TA Paragraphe avec séparation en haut" style:family="paragraph" style:parent-style-name="TA_20_Paragraphe" style:default-outline-level="">
      <style:paragraph-properties fo:margin-top="0.635cm" fo:margin-bottom="0.106cm" loext:contextual-spacing="false"/>
    </style:style>
    <style:style style:name="caption" style:family="paragraph" style:parent-style-name="Standard" style:next-style-name="Standard" style:default-outline-level="">
      <style:text-properties fo:color="#4f81bd" fo:font-size="9pt" fo:font-weight="bold" style:font-size-asian="9pt" style:font-weight-asian="bold" style:font-size-complex="9pt" style:font-weight-complex="bold"/>
    </style:style>
    <style:style style:name="TA_20_Titre_20__3c_abstrait_3e_" style:display-name="TA Titre &lt;abstrait&gt;" style:family="paragraph" style:parent-style-name="TA_20_Texte_20_brut" style:next-style-name="TA_20_Paragraphe" style:default-outline-level="">
      <style:paragraph-properties fo:margin-top="0.635cm" fo:margin-bottom="0.423cm" loext:contextual-spacing="false" fo:keep-together="always" fo:keep-with-next="always"/>
    </style:style>
    <style:style style:name="TA_20_Liste_20__3c_abstrait_3e_" style:display-name="TA Liste &lt;abstrait&gt;" style:family="paragraph" style:parent-style-name="TA_20_Texte_20_brut" style:default-outline-level="">
      <style:paragraph-properties fo:margin-top="0.212cm" fo:margin-bottom="0.212cm" loext:contextual-spacing="false"/>
      <style:text-properties style:font-name="Calibri" fo:font-family="Calibri" style:font-family-generic="roman" style:font-pitch="variable" fo:font-size="11pt" style:font-size-asian="11pt"/>
    </style:style>
    <style:style style:name="TA_20_Liste_20_à_20_puce_20_1" style:display-name="TA Liste à puce 1" style:family="paragraph" style:parent-style-name="TA_20_Liste_20__3c_abstrait_3e_" style:default-outline-level=""/>
    <style:style style:name="TA_20_Liste_20_à_20_puce_20_2" style:display-name="TA Liste à puce 2" style:family="paragraph" style:parent-style-name="TA_20_Liste_20__3c_abstrait_3e_" style:default-outline-level=""/>
    <style:style style:name="TA_20_Liste_20_à_20_puce_20_3" style:display-name="TA Liste à puce 3" style:family="paragraph" style:parent-style-name="TA_20_Liste_20__3c_abstrait_3e_" style:default-outline-level=""/>
    <style:style style:name="TA_20_Liste_20_à_20_puce_20_4" style:display-name="TA Liste à puce 4" style:family="paragraph" style:parent-style-name="TA_20_Liste_20__3c_abstrait_3e_" style:default-outline-level=""/>
    <style:style style:name="TA_20_Liste_20_à_20_numéro_20_1" style:display-name="TA Liste à numéro 1" style:family="paragraph" style:parent-style-name="TA_20_Liste_20__3c_abstrait_3e_" style:default-outline-level=""/>
    <style:style style:name="TA_20_Liste_20_à_20_numéro_20_2" style:display-name="TA Liste à numéro 2" style:family="paragraph" style:parent-style-name="TA_20_Liste_20__3c_abstrait_3e_" style:default-outline-level=""/>
    <style:style style:name="TA_20_Liste_20_à_20_numéro_20_3" style:display-name="TA Liste à numéro 3" style:family="paragraph" style:parent-style-name="TA_20_Liste_20__3c_abstrait_3e_" style:default-outline-level=""/>
    <style:style style:name="TA_20_Liste_20_à_20_numéro_20_4" style:display-name="TA Liste à numéro 4" style:family="paragraph" style:parent-style-name="TA_20_Liste_20__3c_abstrait_3e_" style:default-outline-level=""/>
    <style:style style:name="TA_20_Liste_20_à_20_tiret_20_1" style:display-name="TA Liste à tiret 1" style:family="paragraph" style:parent-style-name="TA_20_Liste_20__3c_abstrait_3e_" style:default-outline-level=""/>
    <style:style style:name="TA_20_Liste_20_à_20_tiret_20_2" style:display-name="TA Liste à tiret 2" style:family="paragraph" style:parent-style-name="TA_20_Liste_20__3c_abstrait_3e_" style:default-outline-level=""/>
    <style:style style:name="TA_20_Liste_20_à_20_tiret_20_3" style:display-name="TA Liste à tiret 3" style:family="paragraph" style:parent-style-name="TA_20_Liste_20__3c_abstrait_3e_" style:default-outline-level=""/>
    <style:style style:name="TA_20_Liste_20_à_20_tiret_20_4" style:display-name="TA Liste à tiret 4" style:family="paragraph" style:parent-style-name="TA_20_Liste_20__3c_abstrait_3e_" style:default-outline-level=""/>
    <style:style style:name="TA_20_WhiteTexte" style:display-name="TA WhiteTexte" style:family="paragraph" style:parent-style-name="TA_20_Texte_20_brut" style:next-style-name="TA_20_Texte_20_brut" style:default-outline-level="">
      <style:paragraph-properties fo:margin-top="0.212cm" fo:margin-bottom="0.212cm" loext:contextual-spacing="false" fo:text-align="center" style:justify-single-word="false"/>
      <style:text-properties fo:color="#ffffff" fo:font-weight="bold" style:font-weight-asian="bold"/>
    </style:style>
    <style:style style:name="TA_20_Paragraphe_20_centré" style:display-name="TA Paragraphe centré" style:family="paragraph" style:parent-style-name="TA_20_Paragraphe" style:next-style-name="TA_20_Paragraphe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212cm" fo:margin-bottom="0.212cm" loext:contextual-spacing="true" fo:text-indent="-0.63cm" style:auto-text-indent="false"/>
    </style:style>
    <style:style style:name="TA_20_Paragraphe_20_Image_20_centré" style:display-name="TA Paragraphe Image centré" style:family="paragraph" style:parent-style-name="TA_20_Paragraphe" style:next-style-name="TA_20_Paragraphe" style:default-outline-level="">
      <style:paragraph-properties fo:margin-top="0.212cm" fo:margin-bottom="0.212cm" loext:contextual-spacing="false" fo:text-align="center" style:justify-single-word="false"/>
    </style:style>
    <style:style style:name="TA2008_20_-_20_Normal" style:display-name="TA2008 - Normal" style:family="paragraph" style:parent-style-name="Standard" style:default-outline-level="">
      <style:paragraph-properties fo:text-align="justify" style:justify-single-word="false"/>
      <style:text-properties fo:font-size="13pt" style:font-size-asian="13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TA_20_Titre_20_1" style:display-name="TA Titre 1" style:family="paragraph" style:parent-style-name="Heading_20_1" style:next-style-name="Standard" style:default-outline-level="" style:list-style-name="">
      <style:paragraph-properties fo:margin-top="0.635cm" fo:margin-bottom="0.423cm" loext:contextual-spacing="false" fo:keep-together="auto"/>
      <style:text-properties fo:color="#1f497d" style:font-name="Palatino Linotype" fo:font-family="'Palatino Linotype'" style:font-family-generic="roman" style:font-pitch="variable" fo:language="en" fo:country="US" style:letter-kerning="true" style:language-asian="en" style:country-asian="US" style:font-size-complex="16pt" style:language-complex="en" style:country-complex="US"/>
    </style:style>
    <style:style style:name="TA_20_Titre_20_2" style:display-name="TA Titre 2" style:family="paragraph" style:parent-style-name="TA_20_Titre_20_1" style:next-style-name="Standard" style:default-outline-level="2">
      <style:paragraph-properties fo:margin-left="0.635cm" fo:margin-right="0cm" fo:text-indent="-0.635cm" style:auto-text-indent="false"/>
    </style:style>
    <style:style style:name="TA_20_Titre_20_3" style:display-name="TA Titre 3" style:family="paragraph" style:parent-style-name="TA_20_Titre_20_2" style:next-style-name="Standard" style:default-outline-level="3">
      <style:paragraph-properties fo:margin-left="0.635cm" fo:margin-right="0cm" fo:text-indent="-0.635cm" style:auto-text-indent="false"/>
      <style:text-properties fo:color="#4f81bd" fo:font-size="12pt" style:font-size-asian="12pt"/>
    </style:style>
    <style:style style:name="TA_20_Titre_20_4" style:display-name="TA Titre 4" style:family="paragraph" style:parent-style-name="TA_20_Titre_20_3" style:next-style-name="Standard" style:default-outline-level="4">
      <style:paragraph-properties fo:margin-left="0.635cm" fo:margin-right="0cm" fo:text-indent="-0.635cm" style:auto-text-indent="false"/>
      <style:text-properties fo:font-weight="normal" style:font-weight-asian="normal"/>
    </style:style>
    <style:style style:name="TA_20_Element_20_Gras" style:display-name="TA Element Gras" style:family="paragraph" style:parent-style-name="Standard" style:default-outline-level="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" style:display-name="TA Element" style:family="paragraph" style:default-outline-level="">
      <style:paragraph-properties fo:text-align="start" style:justify-single-word="false" fo:orphans="2" fo:widows="2" style:writing-mode="lr-tb"/>
      <style:text-properties fo:color="#4f81bd" style:font-name="Palatino Linotype" fo:font-family="'Palatino Linotype'" style:font-family-generic="roman" style:font-pitch="variable" fo:font-size="12pt" style:font-size-asian="12pt" style:font-size-complex="12pt"/>
    </style:style>
    <style:style style:name="TA_20_Texte" style:display-name="TA Texte" style:family="paragraph" style:parent-style-name="Standard" style:default-outline-level="">
      <style:paragraph-properties fo:line-height="100%"/>
      <style:text-properties fo:color="#000000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_20_Text_20_centré" style:display-name="TA Text centré" style:family="paragraph" style:parent-style-name="TA_20_Texte" style:default-outline-level="">
      <style:paragraph-properties fo:text-align="center" style:justify-single-word="false"/>
      <style:text-properties style:language-complex="en" style:country-complex="US"/>
    </style:style>
    <style:style style:name="TA_20_Element_20_Clair_20_centré" style:display-name="TA Element Clair centré" style:family="paragraph" style:parent-style-name="TA_20_Text_20_centré" style:default-outline-level=""/>
    <style:style style:name="Bibliography" style:family="paragraph" style:parent-style-name="Standard" style:next-style-name="Standard" style:default-outline-level=""/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margin-top="0cm" fo:margin-bottom="0cm" loext:contextual-spacing="false" fo:line-height="100%" fo:text-indent="-0.388cm" style:auto-text-indent="false"/>
    </style:style>
    <style:style style:name="TA_20_Titre_20_5_20_avec_20_numérotation" style:display-name="TA Titre 5 avec numérotation" style:family="paragraph" style:parent-style-name="TA_20_Titre_20__3c_abstrait_3e_" style:default-outline-level="">
      <style:text-properties fo:color="#8db3e2"/>
    </style:style>
    <style:style style:name="TA_20_Titre_20_5_20_sans_20_numérotation" style:display-name="TA Titre 5 sans numérotation" style:family="paragraph" style:parent-style-name="TA_20_Titre_20_5_20_avec_20_numérotation" style:default-outline-level="">
      <style:paragraph-properties fo:margin-left="1.905cm" fo:margin-right="0cm" fo:text-indent="-1.905cm" style:auto-text-indent="false"/>
      <style:text-properties style:font-name="Calibri" fo:font-family="Calibri" style:font-family-generic="roman" style:font-pitch="variable" fo:font-size="11pt" style:font-size-asian="11pt"/>
    </style:style>
    <style:style style:name="TA_20_Titre_20_6_20_sans_20_numérotation" style:display-name="TA Titre 6 sans numérotation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itre_20_6_20_avec_20_numérotation" style:display-name="TA Titre 6 avec numérotation" style:family="paragraph" style:parent-style-name="TA_20_Titre_20_6_20_sans_20_numérotation" style:default-outline-level="">
      <style:text-properties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Mot_20_clé" style:display-name="TA Mot clé" style:family="tex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1f497d" style:text-underline-style="solid" style:text-underline-width="auto" style:text-underline-color="font-color"/>
    </style:style>
    <style:style style:name="TA_20_Petit_20_titre_20_d_27_un_20_paragraphe_20_Car" style:display-name="TA Petit titre d'un paragraphe Car" style:family="text" style:parent-style-name="Default_20_Paragraph_20_Font">
      <style:text-properties fo:color="#4f81bd" style:font-name="Palatino Linotype" fo:font-family="'Palatino Linotype'" style:font-family-generic="roman" style:font-pitch="variable" fo:font-size="10pt" style:text-underline-style="solid" style:text-underline-width="auto" style:text-underline-color="font-color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_20_Texte_20_brut_20_Car" style:display-name="TA Texte brut Car" style:family="text" style:parent-style-name="Default_20_Paragraph_20_Font"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exte_20_code_20_source_20_Car" style:display-name="TA Texte code source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Paragraphe_20_Car" style:display-name="TA Paragraphe Car" style:family="text" style:parent-style-name="TA_20_Texte_20_brut_20_Car"/>
    <style:style style:name="TA_20_Zone_20_code_20_source_20_Car" style:display-name="TA Zone code source Car" style:family="text" style:parent-style-name="TA_20_Texte_20_code_20_source_20_Car">
      <style:text-properties fo:background-color="#e5e5e5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_20_Paragraphe_20_avec_20_séparation_20_en_20_haut_20_Car" style:display-name="TA Paragraphe avec séparation en haut Car" style:family="text" style:parent-style-name="TA_20_Paragraphe_20_Car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_20_Style_20_clair" style:display-name="TA Style clair" style:family="text" style:parent-style-name="Default_20_Paragraph_20_Font">
      <style:text-properties fo:color="#4f81bd"/>
    </style:style>
    <style:style style:name="TA_20_Style_20_foncé" style:display-name="TA Style foncé" style:family="text" style:parent-style-name="Default_20_Paragraph_20_Font">
      <style:text-properties fo:color="#1f497d"/>
    </style:style>
    <style:style style:name="TA_20_Element_20_foncé_20_marqué" style:display-name="TA Element foncé marqué" style:family="text" style:parent-style-name="TA_20_Style_20_foncé">
      <style:text-properties fo:font-size="12pt" fo:font-weight="bold" style:font-size-asian="12pt" style:font-weight-asian="bold"/>
    </style:style>
    <style:style style:name="TA_20_Element_20_foncé" style:display-name="TA Element foncé" style:family="text" style:parent-style-name="TA_20_Style_20_foncé">
      <style:text-properties fo:font-size="12pt" style:font-size-asian="12pt"/>
    </style:style>
    <style:style style:name="TA_20_Element_20_clair_20_marqué" style:display-name="TA Element clair marqué" style:family="text" style:parent-style-name="TA_20_Style_20_clair">
      <style:text-properties fo:color="#ffffff" fo:font-size="12pt" fo:font-weight="bold" style:font-size-asian="12pt" style:font-weight-asian="bold"/>
    </style:style>
    <style:style style:name="TA_20_Element_20_clair" style:display-name="TA Element clair" style:family="text" style:parent-style-name="TA_20_Style_20_clair">
      <style:text-properties fo:font-size="12pt" style:font-size-asian="12pt"/>
    </style:style>
    <style:style style:name="TA_20_Element_20_clair_20_soutenu" style:display-name="TA Element clair soutenu" style:family="text" style:parent-style-name="TA_20_Style_20_clair">
      <style:text-properties fo:font-size="14pt" fo:font-weight="bold" style:font-size-asian="14pt" style:font-weight-asian="bold"/>
    </style:style>
    <style:style style:name="TA_20_Titre_20_doc" style:display-name="TA Titre doc" style:family="text" style:parent-style-name="TA_20_Style_20_foncé">
      <style:text-properties fo:font-size="18pt" fo:language="fr" fo:country="FR" fo:font-weight="bold" style:font-size-asian="18pt" style:font-weight-asian="bold"/>
    </style:style>
    <style:style style:name="TA_20_Titre_20_marqué_20_doc" style:display-name="TA Titre marqué doc" style:family="text" style:parent-style-name="TA_20_Style_20_foncé">
      <style:text-properties fo:font-size="18pt" style:font-size-asian="18pt"/>
    </style:style>
    <style:style style:name="TA_20_WhiteTexte_20_Car" style:display-name="TA WhiteTexte Car" style:family="text" style:parent-style-name="TA_20_Texte_20_brut_20_Car">
      <style:text-properties fo:color="#ffffff" fo:font-weight="bold" style:font-weight-asian="bold" style:font-weight-complex="bold"/>
    </style:style>
    <style:style style:name="TA_20_Note" style:display-name="TA Note" style:family="text" style:parent-style-name="Default_20_Paragraph_20_Font">
      <style:text-properties fo:font-style="italic" style:font-style-asian="italic"/>
    </style:style>
    <style:style style:name="TA_20_Paragraphe_20_Image_20_centré_20_Car" style:display-name="TA Paragraphe Image centré Car" style:family="text" style:parent-style-name="TA_20_Paragraphe_20_Car"/>
    <style:style style:name="TA_20_Titre_20_1_20_Car" style:display-name="TA Titre 1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4pt" fo:language="en" fo:country="US" fo:font-weight="bold" style:letter-kerning="tru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A_20_Element_20_Gras_20_Car" style:display-name="TA Element Gras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_20_Car" style:display-name="TA Element Car" style:family="text" style:parent-style-name="TA_20_Element_20_Gras_20_Car">
      <style:text-properties fo:color="#4f81bd"/>
    </style:style>
    <style:style style:name="TA_20_Texte_20_Car" style:display-name="TA Texte Car" style:family="text" style:parent-style-name="Default_20_Paragraph_20_Font">
      <style:text-properties fo:color="#000000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A_20_Text_20_centré_20_Car" style:display-name="TA Text centré Car" style:family="text" style:parent-style-name="TA_20_Texte_20_Car">
      <style:text-properties style:language-complex="en" style:country-complex="US"/>
    </style:style>
    <style:style style:name="TA_20_Element_20_Clair_20_centré_20_Car" style:display-name="TA Element Clair centré Car" style:family="text" style:parent-style-name="TA_20_Text_20_centré_20_Car"/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color="#8db3e2" fo:font-weight="bold" style:font-weight-asian="bold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Index_20_5_20_Car" style:display-name="Index 5 Car" style:family="text" style:parent-style-name="Default_20_Paragraph_20_Font"/>
    <style:style style:name="TA_20_Titre_20_5_20_avec_20_numérotation_20_Car" style:display-name="TA Titre 5 avec numérotation Car" style:family="text" style:parent-style-name="Index_20_5_20_Car"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TA_20_Titre_20_5_20_sans_20_numérotation_20_Car" style:display-name="TA Titre 5 sans numérotation Car" style:family="text" style:parent-style-name="TA_20_Titre_20_5_20_avec_20_numérotation_20_Car"/>
    <style:style style:name="TA_20_Titre_20_6_20_sans_20_numérotation_20_Car" style:display-name="TA Titre 6 sans numérotation Car" style:family="text" style:parent-style-name="Titre_20_6_20_Car">
      <style:text-properties fo:color="#8db3e2" style:font-style-complex="italic"/>
    </style:style>
    <style:style style:name="TA_20_Titre_20_6_20_avec_20_numérotation_20_Car" style:display-name="TA Titre 6 avec numérotation Car" style:family="text" style:parent-style-name="TA_20_Titre_20_6_20_sans_20_numérotation_20_Car">
      <style:text-properties fo:font-style="italic" style:font-style-asian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1f497d"/>
    </style:style>
    <style:style style:name="ListLabel_20_3" style:display-name="ListLabel 3" style:family="text">
      <style:text-properties fo:color="#4f81bd"/>
    </style:style>
    <style:style style:name="ListLabel_20_4" style:display-name="ListLabel 4" style:family="text">
      <style:text-properties fo:color="#8db3e2"/>
    </style:style>
    <style:style style:name="ListLabel_20_5" style:display-name="ListLabel 5" style:family="text">
      <style:text-properties fo:color="#c6d9f1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fo:font-style="normal" fo:font-weight="normal" style:font-style-asian="normal" style:font-weight-asian="normal"/>
    </style:style>
    <style:style style:name="ListLabel_20_8" style:display-name="ListLabel 8" style:family="text">
      <style:text-properties fo:color="#4f81bd"/>
    </style:style>
    <style:style style:name="ListLabel_20_9" style:display-name="ListLabel 9" style:family="text">
      <style:text-properties fo:color="#8db3e2"/>
    </style:style>
    <style:style style:name="ListLabel_20_10" style:display-name="ListLabel 10" style:family="text">
      <style:text-properties fo:color="#c6d9f1"/>
    </style:style>
    <style:style style:name="ListLabel_20_11" style:display-name="ListLabel 11" style:family="text">
      <style:text-properties style:use-window-font-color="true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fo:color="#1f497d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fo:color="#4f81bd"/>
    </style:style>
    <style:style style:name="ListLabel_20_19" style:display-name="ListLabel 19" style:family="text">
      <style:text-properties fo:color="#8db3e2"/>
    </style:style>
    <style:style style:name="ListLabel_20_20" style:display-name="ListLabel 20" style:family="text">
      <style:text-properties fo:color="#4f81bd" fo:font-size="18pt" style:text-underline-style="solid" style:text-underline-width="auto" style:text-underline-color="#4f81bd" fo:font-weight="bold" style:font-size-asian="18pt" style:font-weight-asian="bold"/>
    </style:style>
    <style:style style:name="ListLabel_20_21" style:display-name="ListLabel 2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3" style:display-name="ListLabel 23" style:family="text">
      <style:text-properties fo:color="#1f497d"/>
    </style:style>
    <style:style style:name="ListLabel_20_24" style:display-name="ListLabel 24" style:family="text">
      <style:text-properties fo:color="#4f81bd"/>
    </style:style>
    <style:style style:name="ListLabel_20_25" style:display-name="ListLabel 25" style:family="text">
      <style:text-properties fo:color="#8db3e2"/>
    </style:style>
    <style:style style:name="ListLabel_20_26" style:display-name="ListLabel 26" style:family="text">
      <style:text-properties fo:color="#c6d9f1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f497d"/>
    </style:style>
    <style:style style:name="ListLabel_20_29" style:display-name="ListLabel 29" style:family="text">
      <style:text-properties fo:color="#1f497d"/>
    </style:style>
    <style:style style:name="ListLabel_20_30" style:display-name="ListLabel 30" style:family="text">
      <style:text-properties fo:color="#4f81bd"/>
    </style:style>
    <style:style style:name="ListLabel_20_31" style:display-name="ListLabel 31" style:family="text">
      <style:text-properties fo:color="#8db3e2"/>
    </style:style>
    <style:style style:name="ListLabel_20_32" style:display-name="ListLabel 32" style:family="text">
      <style:text-properties style:use-window-font-color="true" fo:font-style="normal" fo:font-weight="normal" style:font-style-asian="normal" style:font-weight-asian="normal"/>
    </style:style>
    <style:style style:name="ListLabel_20_33" style:display-name="ListLabel 33" style:family="text">
      <style:text-properties fo:color="#4f81bd"/>
    </style:style>
    <style:style style:name="ListLabel_20_34" style:display-name="ListLabel 34" style:family="text">
      <style:text-properties fo:color="#8db3e2"/>
    </style:style>
    <style:style style:name="ListLabel_20_35" style:display-name="ListLabel 35" style:family="text">
      <style:text-properties fo:color="#c6d9f1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style:use-window-font-color="true"/>
    </style:style>
    <style:style style:name="ListLabel_20_38" style:display-name="ListLabel 38" style:family="text">
      <style:text-properties style:use-window-font-color="true"/>
    </style:style>
    <style:style style:name="ListLabel_20_39" style:display-name="ListLabel 39" style:family="text">
      <style:text-properties style:use-window-font-color="true"/>
    </style:style>
    <style:style style:name="ListLabel_20_40" style:display-name="ListLabel 40" style:family="text">
      <style:text-properties style:use-window-font-color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" style:display-name="TA Liste hiérarchiq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puce" style:display-name="TA Liste à 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numéros" style:display-name="TA Liste à numéro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tiret" style:display-name="TA Liste à tire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2008" style:display-name="TA 200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2009_20_Hiérarchie" style:display-name="TA2009 Hiérarchi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9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0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2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3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17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18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7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8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cm" fo:margin-left="3.9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cm" fo:margin-left="5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6.1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7.2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8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9.4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4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5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7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8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0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55cm" fo:margin-left="1.45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55cm" fo:margin-left="1.84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55cm" fo:margin-left="2.2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55cm" fo:margin-left="2.61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8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4.8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2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2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3.511cm" svg:y="-0.381cm" svg:width="4.47cm" svg:height="1.134cm" draw:z-index="1"><draw:image xlink:href="Pictures/1000000000000210000000868CABC5E994E5C60B.jpg" xlink:type="simple" xlink:show="embed" xlink:actuate="onLoad" loext:mime-type="image/jpeg"/></draw:frame><draw:frame draw:style-name="Mfr1" draw:name="Image2" text:anchor-type="paragraph" svg:x="-1.96cm" svg:y="-0.826cm" svg:width="4.955cm" svg:height="2.007cm" draw:z-index="2"><draw:image xlink:href="Pictures/10000000000001610000008FDFBD5D1D5CF9F627.png" xlink:type="simple" xlink:show="embed" xlink:actuate="onLoad" loext:mime-type="image/png"/></draw:frame></text:p>
      </style:header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Titre&gt;</dc:title>
    <dc:subject>&lt;Titre du document&gt;</dc:subject>
    <meta:editing-cycles>45</meta:editing-cycles>
    <meta:creation-date>2019-09-28T15:39:09.338000000</meta:creation-date>
    <dc:date>2019-11-14T14:12:32.310000000</dc:date>
    <meta:editing-duration>PT5H48M14S</meta:editing-duration>
    <meta:generator>LibreOffice/6.2.4.2$Windows_X86_64 LibreOffice_project/2412653d852ce75f65fbfa83fb7e7b669a126d64</meta:generator>
    <meta:document-statistic meta:table-count="2" meta:image-count="2" meta:object-count="0" meta:page-count="1" meta:paragraph-count="24" meta:word-count="41" meta:character-count="289" meta:non-whitespace-character-count="248"/>
    <meta:user-defined meta:name="AppVersion">12.0000</meta:user-defined>
    <meta:user-defined meta:name="Company">Hewlett-Packard</meta:user-defined>
    <meta:user-defined meta:name="ContentTypeId">0x0101001B1D15AF78AC65438BEE5DA31FFDF6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&lt;Projet&gt;</meta:user-defined>
    <meta:user-defined meta:name="contentType" meta:value-type="string">Document</meta:user-defined>
    <meta:template xlink:type="simple" xlink:actuate="onRequest" xlink:title="[MODELE]ModeleCourt" xlink:href=""/>
  </office:meta>
</office:document-meta>
</file>